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5.854cm" draw:z-index="0"><draw:text-box fo:min-height="5.255cm"><text:p text:style-name="Illustration"><draw:a xlink:type="simple" xlink:href="http://upload.wikimedia.org/wikipedia/commons/0/03/Sehne.png"><draw:frame draw:style-name="fr2" draw:name="Grafik1" text:anchor-type="paragraph" svg:x="0.004cm" svg:y="0.002cm" svg:width="5.854cm" style:rel-width="100%" svg:height="5.255cm" style:rel-height="scale" draw:z-index="1"><draw:image xlink:href="http://upload.wikimedia.org/wikipedia/commons/0/03/Sehne.png" xlink:type="simple" xlink:show="embed" xlink:actuate="onLoad"/><svg:desc>Image:Sehne.png</svg:desc></draw:frame></draw:a>Abbildung <text:sequence text:ref-name="refIllustration0" text:name="Illustration" text:formula="ooow:Illustration+1" style:num-format="1">1</text:sequence>: Some geometric construction.</text:p></draw:text-box></draw:frame>Some text with an embedded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32:51</meta:creation-date>
    <dc:creator>Bernhard Haumacher</dc:creator>
    <dc:date>2007-05-17T20:38:48</dc:date>
    <dc:language>de-DE</dc:language>
    <meta:editing-cycles>2</meta:editing-cycles>
    <meta:editing-duration>PT5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0" meta:character-count="74"/>
  </office:meta>
</office:document-meta>
</file>